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61pt"/>
    </style:style>
    <style:style style:name="co2" style:family="table-column">
      <style:table-column-properties fo:break-before="auto" style:column-width="28.46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31.7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roof_truss_AB_reacti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comb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6" office:value-type="string" calcext:value-type="string">
            <text:p>(kN)</text:p>
          </table:table-cell>
          <table:table-cell office:value-type="string" calcext:value-type="string">
            <text:p>name</text:p>
          </table:table-cell>
          <table:table-cell table:number-columns-repeated="6" office:value-type="string" calcext:value-type="string">
            <text:p>(kN)</text:p>
          </table:table-cell>
        </table:table-row>
        <table:table-row table:style-name="ro1">
          <table:table-cell office:value-type="string" calcext:value-type="string">
            <text:p>EQ1608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3A</text:p>
          </table:table-cell>
          <table:table-cell office:value-type="float" office:value="-9.88720216810179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07032773253794" calcext:value-type="float">
            <text:p>1.07</text:p>
          </table:table-cell>
          <table:table-cell office:value-type="float" office:value="0.000000000000019497292669257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08366415501247" calcext:value-type="float">
            <text:p>1.08</text:p>
          </table:table-cell>
          <table:table-cell office:value-type="string" calcext:value-type="string">
            <text:p>3B</text:p>
          </table:table-cell>
          <table:table-cell office:value-type="float" office:value="-0.00000000000001401545546286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05576767708984" calcext:value-type="float">
            <text:p>1.06</text:p>
          </table:table-cell>
          <table:table-cell office:value-type="float" office:value="0.00000000000013983481039758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06787114788644" calcext:value-type="float">
            <text:p>1.07</text:p>
          </table:table-cell>
        </table:table-row>
        <table:table-row table:style-name="ro1">
          <table:table-cell office:value-type="string" calcext:value-type="string">
            <text:p>EQ1609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3A</text:p>
          </table:table-cell>
          <table:table-cell office:value-type="float" office:value="8.62421245528822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71229752453785" calcext:value-type="float">
            <text:p>2.71</text:p>
          </table:table-cell>
          <table:table-cell office:value-type="float" office:value="0.000000000000038276937175396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72563394701222" calcext:value-type="float">
            <text:p>2.73</text:p>
          </table:table-cell>
          <table:table-cell office:value-type="string" calcext:value-type="string">
            <text:p>3B</text:p>
          </table:table-cell>
          <table:table-cell office:value-type="float" office:value="-0.000000000000038632208543276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63084728029007" calcext:value-type="float">
            <text:p>2.63</text:p>
          </table:table-cell>
          <table:table-cell office:value-type="float" office:value="0.00000000000034738079079943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64295075108667" calcext:value-type="float">
            <text:p>2.64</text:p>
          </table:table-cell>
        </table:table-row>
        <table:table-row table:style-name="ro1">
          <table:table-cell office:value-type="string" calcext:value-type="string">
            <text:p>EQ1610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3A</text:p>
          </table:table-cell>
          <table:table-cell office:value-type="float" office:value="6.3593574850529E-01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50820198453775" calcext:value-type="float">
            <text:p>4.51</text:p>
          </table:table-cell>
          <table:table-cell office:value-type="float" office:value="0.000000000000076475714649859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52153840701193" calcext:value-type="float">
            <text:p>4.52</text:p>
          </table:table-cell>
          <table:table-cell office:value-type="string" calcext:value-type="string">
            <text:p>3B</text:p>
          </table:table-cell>
          <table:table-cell office:value-type="float" office:value="-0.000000000000085734086496813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3535905962903" calcext:value-type="float">
            <text:p>4.35</text:p>
          </table:table-cell>
          <table:table-cell office:value-type="float" office:value="0.00000000000056990501207110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36569406708694" calcext:value-type="float">
            <text:p>4.37</text:p>
          </table:table-cell>
        </table:table-row>
        <table:table-row table:style-name="ro1">
          <table:table-cell office:value-type="string" calcext:value-type="string">
            <text:p>EQ1611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3A</text:p>
          </table:table-cell>
          <table:table-cell office:value-type="float" office:value="-0.000000000000027796431822935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88021076553774" calcext:value-type="float">
            <text:p>4.88</text:p>
          </table:table-cell>
          <table:table-cell office:value-type="float" office:value="0.000000000000097966079692923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89354718801188" calcext:value-type="float">
            <text:p>4.89</text:p>
          </table:table-cell>
          <table:table-cell office:value-type="string" calcext:value-type="string">
            <text:p>3B</text:p>
          </table:table-cell>
          <table:table-cell office:value-type="float" office:value="-0.000000000000038923531064938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71044456889034" calcext:value-type="float">
            <text:p>4.71</text:p>
          </table:table-cell>
          <table:table-cell office:value-type="float" office:value="0.00000000000061974958498467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722548039687" calcext:value-type="float">
            <text:p>4.72</text:p>
          </table:table-cell>
        </table:table-row>
        <table:table-row table:style-name="ro1">
          <table:table-cell office:value-type="string" calcext:value-type="string">
            <text:p>EQ1612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3A</text:p>
          </table:table-cell>
          <table:table-cell office:value-type="float" office:value="-1.14930287509196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232985841651022" calcext:value-type="float">
            <text:p>-0.23</text:p>
          </table:table-cell>
          <table:table-cell office:value-type="float" office:value="-4.38538094726937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219649419176345" calcext:value-type="float">
            <text:p>-0.22</text:p>
          </table:table-cell>
          <table:table-cell office:value-type="string" calcext:value-type="string">
            <text:p>3B</text:p>
          </table:table-cell>
          <table:table-cell office:value-type="float" office:value="3.44169137633799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194451807629591" calcext:value-type="float">
            <text:p>-0.19</text:p>
          </table:table-cell>
          <table:table-cell office:value-type="float" office:value="-0.000000000000023753443656460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182348336833012" calcext:value-type="float">
            <text:p>-0.18</text:p>
          </table:table-cell>
        </table:table-row>
        <table:table-row table:style-name="ro1">
          <table:table-cell office:value-type="string" calcext:value-type="string">
            <text:p>EQ1613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3A</text:p>
          </table:table-cell>
          <table:table-cell office:value-type="float" office:value="-0.000000000000018079759911415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9027256496323" calcext:value-type="float">
            <text:p>3.90</text:p>
          </table:table-cell>
          <table:table-cell office:value-type="float" office:value="0.00000000000007513278887927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91606207210654" calcext:value-type="float">
            <text:p>3.92</text:p>
          </table:table-cell>
          <table:table-cell office:value-type="string" calcext:value-type="string">
            <text:p>3B</text:p>
          </table:table-cell>
          <table:table-cell office:value-type="float" office:value="-0.000000000000039911185467644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77278001744986" calcext:value-type="float">
            <text:p>3.77</text:p>
          </table:table-cell>
          <table:table-cell office:value-type="float" office:value="0.00000000000050103210469387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78488348824648" calcext:value-type="float">
            <text:p>3.78</text:p>
          </table:table-cell>
        </table:table-row>
        <table:table-row table:style-name="ro1">
          <table:table-cell office:value-type="string" calcext:value-type="string">
            <text:p>EQ1615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3A</text:p>
          </table:table-cell>
          <table:table-cell office:value-type="float" office:value="-2.41584530158434E-01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661116909147595" calcext:value-type="float">
            <text:p>-0.66</text:p>
          </table:table-cell>
          <table:table-cell office:value-type="float" office:value="-0.000000000000010817124973527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653115055344768" calcext:value-type="float">
            <text:p>-0.65</text:p>
          </table:table-cell>
          <table:table-cell office:value-type="string" calcext:value-type="string">
            <text:p>3B</text:p>
          </table:table-cell>
          <table:table-cell office:value-type="float" office:value="0.000000000000018485657449218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616758853294066" calcext:value-type="float">
            <text:p>-0.62</text:p>
          </table:table-cell>
          <table:table-cell office:value-type="float" office:value="-0.000000000000080746076491777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609496770527555" calcext:value-type="float">
            <text:p>-0.61</text:p>
          </table:table-cell>
        </table:table-row>
        <table:table-row table:style-name="ro1" table:number-rows-repeated="1048566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5T14:50:43.886058959</dc:date>
    <meta:editing-duration>PT27S</meta:editing-duration>
    <meta:editing-cycles>1</meta:editing-cycles>
    <meta:document-statistic meta:table-count="1" meta:cell-count="142" meta:object-count="0"/>
    <meta:generator>LibreOffice/6.0.7.3$Linux_X86_64 LibreOffice_project/00m0$Build-3</meta:generator>
  </office:meta>
</office:document-meta>
</file>